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U</mi>
              <mtext>D</mtext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bsup>
            <mrow>
              <mo stretchy="false">(</mo>
              <mrow>
                <mi>t</mi>
                <mi>,</mi>
                <msub>
                  <mi>t</mi>
                  <mi>a</mi>
                </msub>
              </mrow>
              <mo stretchy="false">)</mo>
            </mrow>
            <mrow>
              <mi/>
              <mo stretchy="false">=</mo>
              <mi/>
            </mrow>
            <msup>
              <mfenced open="(" close=")">
                <mrow>
                  <mrow>
                    <mo stretchy="false">−</mo>
                    <mi/>
                  </mrow>
                  <mrow>
                    <mfrac>
                      <mtext>i</mtext>
                      <mo stretchy="false">ℏ</mo>
                    </mfrac>
                  </mrow>
                </mrow>
              </mfenced>
              <mi>n</mi>
            </msup>
            <mi/>
            <mrow>
              <munderover>
                <mo stretchy="false">∫</mo>
                <mrow>
                  <msub>
                    <mi>t</mi>
                    <mi>a</mi>
                  </msub>
                </mrow>
                <mi>t</mi>
              </munderover>
              <mi/>
            </mrow>
            <mtext>d</mtext>
            <msub>
              <mi>t</mi>
              <mn>1</mn>
            </msub>
            <mi/>
            <mrow>
              <munderover>
                <mo stretchy="false">∫</mo>
                <mrow>
                  <msub>
                    <mi>t</mi>
                    <mi>a</mi>
                  </msub>
                </mrow>
                <mrow>
                  <msub>
                    <mi>t</mi>
                    <mn>1</mn>
                  </msub>
                </mrow>
              </munderover>
              <mi/>
            </mrow>
            <mtext>d</mtext>
            <msub>
              <mi>t</mi>
              <mn>2</mn>
            </msub>
            <mi/>
            <mo stretchy="false">…</mo>
            <mi/>
            <mrow>
              <munderover>
                <mo stretchy="false">∫</mo>
                <mrow>
                  <msub>
                    <mi>t</mi>
                    <mi>a</mi>
                  </msub>
                </mrow>
                <mrow>
                  <msub>
                    <mi>t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</munderover>
              <mi/>
            </mrow>
            <mtext>d</mtext>
            <msub>
              <mi>t</mi>
              <mi>n</mi>
            </msub>
            <mi/>
            <msubsup>
              <mi>H</mi>
              <mrow>
                <mn>1</mn>
                <msub>
                  <mi>t</mi>
                  <mn>1</mn>
                </msub>
              </mrow>
              <mtext>D</mtext>
            </msub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i/>
            <msubsup>
              <mi>H</mi>
              <mrow>
                <mn>1</mn>
                <msub>
                  <mi>t</mi>
                  <mn>2</mn>
                </msub>
              </mrow>
              <mtext>D</mtext>
            </msub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i/>
            <mo stretchy="false">…</mo>
            <mi/>
            <msubsup>
              <mi>H</mi>
              <mrow>
                <mn>1</mn>
                <msub>
                  <mi>t</mi>
                  <mi>n</mi>
                </msub>
              </mrow>
              <mtext>D</mtext>
            </msubsup>
            <mrow>
              <mo stretchy="false">(</mo>
              <mrow>
                <msub>
                  <mi>t</mi>
                  <mi>n</mi>
                </msub>
              </mrow>
              <mo stretchy="false">)</mo>
            </mrow>
          </mrow>
        </mtd>
      </mtr>
      <mtr>
        <mtd>
          <mrow>
            <mrow>
              <mo stretchy="false">(</mo>
              <mrow>
                <mi>t</mi>
                <mrow>
                  <mi/>
                  <mo stretchy="false">≥</mo>
                  <mi/>
                </mrow>
                <msub>
                  <mi>t</mi>
                  <mn>1</mn>
                </msub>
                <mrow>
                  <mi/>
                  <mo stretchy="false">≥</mo>
                  <mi/>
                </mrow>
                <msub>
                  <mi>t</mi>
                  <mn>2</mn>
                </msub>
                <mrow>
                  <mi/>
                  <mo stretchy="false">≥</mo>
                  <mi/>
                </mrow>
                <mo stretchy="false">…</mo>
                <mrow>
                  <mi/>
                  <mo stretchy="false">≥</mo>
                  <mi/>
                </mrow>
                <msub>
                  <mi>t</mi>
                  <mi>n</mi>
                </msub>
                <mrow>
                  <mi/>
                  <mo stretchy="false">≥</mo>
                  <mi/>
                </mrow>
                <msub>
                  <mi>t</mi>
                  <mi>a</mi>
                </msub>
              </mrow>
              <mo stretchy="false">)</mo>
            </mrow>
          </mrow>
        </mtd>
      </mtr>
    </mtable>
    <annotation encoding="StarMath 5.0">alignc U _"D" ^{(n)} (t , t _a) ~=~ 
left ( 
 - ` {"i" over hbar} 
right ) ^n 
` int from {t _a} to t 
` "d" t _1 
` int from {t _a} to {t _1} 
` "d" t _2 
` dotslow 
` int from {t _a} to {t _{n-1}} 
` "d" t _n 
` H ^"D" _{1 t_1} (t_1) 
` H ^"D" _{1 t_2} (t_2) 
` dotslow 
` H ^"D" _{1 t_n} (t_n) newline
( t ~&gt;=~ t_1 ~&gt;=~ t_2 ~&gt;=~ dotslow ~&gt;=~ t_n ~&gt;=~ t_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35:43.427000000</meta:creation-date>
    <meta:generator>LibreOffice/4.1.4.2$Windows_x86 LibreOffice_project/0a0440ccc0227ad9829de5f46be37cfb6edcf72</meta:generator>
  </office:meta>
</office:document-meta>
</file>